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3.889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2.39cm"/>
    </style:style>
    <style:style style:name="co19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2" style:family="table" style:master-page-name="PageStyle_5f_Arkusz1">
      <style:table-properties table:display="true" style:writing-mode="lr-tb"/>
    </style:style>
    <style:style style:name="ta4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5" table:default-cell-style-name="Default"/>
        <table:table-row table:style-name="ro1"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table:number-columns-repeated="4"/>
          <table:table-cell office:value-type="string">
            <text:p>DDL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4"/>
          <table:table-cell table:formula="of:=IF([.A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);&quot;;&quot;&quot;)" office:value-type="string" office:string-value="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1"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4"/>
          <table:table-cell table:formula="of:=IF([.A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);&quot;;&quot;&quot;)" office:value-type="string" office:string-value="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);">
            <text:p>exec ROUTING_UTIL.insert_rule(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);</text:p>
          </table:table-cell>
        </table:table-row>
        <table:table-row table:style-name="ro1"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table:number-columns-repeated="4"/>
          <table:table-cell table:formula="of:=IF([.A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);&quot;;&quot;&quot;)" office:value-type="string" office:string-value="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">
            <text:p>exec ROUTING_UTIL.insert_rule(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);</text:p>
          </table:table-cell>
        </table:table-row>
        <table:table-row table:style-name="ro1"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);&quot;;&quot;&quot;)" office:value-type="string" office:string-value="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">
            <text:p>exec ROUTING_UTIL.insert_rule(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1"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A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);&quot;;&quot;&quot;)" office:value-type="string" office:string-value="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">
            <text:p>exec ROUTING_UTIL.insert_rule(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);</text:p>
          </table:table-cell>
        </table:table-row>
        <table:table-row table:style-name="ro2">
          <table:table-cell office:value-type="string">
            <text:p>Cofnij</text:p>
          </table:table-cell>
          <table:table-cell office:value-type="string">
            <text:p>Cofnięcie przez zarządzaja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RE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4"/>
          <table:table-cell table:formula="of:=IF([.A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);&quot;;&quot;&quot;)" office:value-type="string" office:string-value="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);">
            <text:p>exec ROUTING_UTIL.insert_rule(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);</text:p>
          </table:table-cell>
        </table:table-row>
        <table:table-row table:style-name="ro2">
          <table:table-cell office:value-type="string">
            <text:p>Przyjmij</text:p>
          </table:table-cell>
          <table:table-cell office:value-type="string">
            <text:p>Przyjęcie przez zarządzają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M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number-columns-repeated="4"/>
          <table:table-cell table:formula="of:=IF([.A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);&quot;;&quot;&quot;)" office:value-type="string" office:string-value="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);">
            <text:p>exec ROUTING_UTIL.insert_rule(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);</text:p>
          </table:table-cell>
        </table:table-row>
        <table:table-row table:style-name="ro2">
          <table:table-cell table:number-columns-repeated="2" office:value-type="string">
            <text:p>Przekaż do recenzji</text:p>
          </table:table-cell>
          <table:table-cell office:value-type="string">
            <text:p>ARTICLE_MANAGER</text:p>
          </table:table-cell>
          <table:table-cell office:value-type="string">
            <text:p>MNG</text:p>
          </table:table-cell>
          <table:table-cell office:value-type="string">
            <text:p>PACC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4"/>
          <table:table-cell table:formula="of:=IF([.A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);&quot;;&quot;&quot;)" office:value-type="string" office:string-value="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);">
            <text:p>exec ROUTING_UTIL.insert_rule(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);</text:p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4]&lt;&gt;&quot;&quot;;&quot;exec ROUTING_UTIL.insert_rule(&quot;&amp;[.$A$1]&amp;&quot;=&gt;'&quot;&amp;[.A24]&amp;&quot;',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);&quot;;&quot;&quot;)">
            <text:p/>
          </table:table-cell>
        </table:table-row>
        <table:table-row table:style-name="ro1">
          <table:table-cell table:number-columns-repeated="13"/>
          <table:table-cell table:number-columns-repeated="4"/>
          <table:table-cell table:formula="of:=IF([.A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);&quot;;&quot;&quot;)">
            <text:p/>
          </table:table-cell>
        </table:table-row>
      </table:table>
      <table:table table:name="Arkusz2" table:style-name="ta4" table:print="false">
        <office:forms form:automatic-focus="false" form:apply-design-mode="false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null,'ADD_VER',null,null,null);">
            <text:p>insert into DICTIONARIES(DICT_ID, DICTIONARY_NAME,CODE,DESCRIPTION,ATTRIBUTE1,ATTRIBUTE2,ATTRIBUTE3,ATTRIBUTE4,NUM_ATTR1,NUM_ATTR2,PARENT_CODE) values (DICTIONARY_SEQ.nextval, 'ARTICLE_STATUS','PACC','Przekazany do recenzji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7.02.2016</text:date>, <text:time>22:58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22:58:29.49</dc:date>
    <meta:editing-duration>PT5H20M57S</meta:editing-duration>
    <meta:editing-cycles>14</meta:editing-cycles>
    <meta:generator>OpenOffice/4.1.2$Win32 OpenOffice.org_project/412m3$Build-9782</meta:generator>
    <meta:document-statistic meta:table-count="3" meta:cell-count="1963" meta:object-count="0"/>
  </office:meta>
</office:document-meta>
</file>